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6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7" style:family="paragraph" style:parent-style-name="Текст1">
      <style:paragraph-properties fo:text-align="center" style:justify-single-word="false"/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P8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Heading_20_2" style:list-style-name="WW8Num2"/>
    <style:style style:name="P10" style:family="paragraph" style:parent-style-name="Heading_20_2" style:list-style-name="WW8Num2"/>
    <style:style style:name="P11" style:family="paragraph" style:parent-style-name="Heading_20_2" style:list-style-name="WW8Num2"/>
    <style:style style:name="P12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13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14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15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6" style:family="paragraph" style:parent-style-name="Standard" style:list-style-name="WW8Num2">
      <style:text-properties fo:font-size="12pt" style:font-size-asian="12pt" style:font-size-complex="12pt"/>
    </style:style>
    <style:style style:name="P17" style:family="paragraph" style:parent-style-name="Standard" style:list-style-name="WW8Num2">
      <style:text-properties fo:font-size="12pt" style:font-size-asian="12pt" style:font-size-complex="12pt"/>
    </style:style>
    <style:style style:name="P18" style:family="paragraph" style:parent-style-name="Standard" style:list-style-name="WW8Num2">
      <style:text-properties fo:font-size="12pt" style:font-size-asian="12pt" style:font-size-complex="12pt"/>
    </style:style>
    <style:style style:name="P19" style:family="paragraph" style:parent-style-name="Standard" style:list-style-name="WW8Num2">
      <style:text-properties fo:font-size="12pt" style:font-size-asian="12pt" style:font-size-complex="12pt"/>
    </style:style>
    <style:style style:name="P20" style:family="paragraph" style:parent-style-name="Standard" style:list-style-name="WW8Num2">
      <style:text-properties fo:font-size="12pt" style:font-size-asian="12pt" style:font-size-complex="12pt"/>
    </style:style>
    <style:style style:name="P21" style:family="paragraph" style:parent-style-name="Standard" style:list-style-name="WW8Num2">
      <style:text-properties fo:font-size="12pt" style:font-size-asian="12pt" style:font-size-complex="12pt"/>
    </style:style>
    <style:style style:name="P22" style:family="paragraph" style:parent-style-name="Standard" style:list-style-name="WW8Num2">
      <style:text-properties fo:font-size="12pt" style:font-size-asian="12pt" style:font-size-complex="12pt"/>
    </style:style>
    <style:style style:name="P23" style:family="paragraph" style:parent-style-name="Standard" style:list-style-name="WW8Num2">
      <style:text-properties fo:font-size="12pt" style:font-size-asian="12pt" style:font-size-complex="12pt"/>
    </style:style>
    <style:style style:name="P24" style:family="paragraph" style:parent-style-name="Standard" style:list-style-name="WW8Num2"/>
    <style:style style:name="P25" style:family="paragraph" style:parent-style-name="Standard" style:list-style-name="WW8Num2"/>
    <style:style style:name="P26" style:family="paragraph" style:parent-style-name="Standard" style:list-style-name="WW8Num2">
      <style:text-properties style:font-name="Lucida Console" fo:font-size="12pt" style:font-size-asian="12pt" style:font-size-complex="12pt"/>
    </style:style>
    <style:style style:name="P27" style:family="paragraph" style:parent-style-name="Standard" style:list-style-name="WW8Num2">
      <style:text-properties style:font-name="Lucida Console" fo:font-size="12pt" style:font-size-asian="12pt" style:font-size-complex="12pt"/>
    </style:style>
    <style:style style:name="P28" style:family="paragraph" style:parent-style-name="Standard" style:list-style-name="WW8Num2">
      <style:text-properties style:font-name="Lucida Console" fo:font-size="12pt" style:font-size-asian="12pt" style:font-size-complex="12pt"/>
    </style:style>
    <style:style style:name="P29" style:family="paragraph" style:parent-style-name="Standard" style:list-style-name="WW8Num2">
      <style:text-properties style:font-name="Lucida Console" fo:font-size="12pt" style:font-size-asian="12pt" style:font-size-complex="12pt"/>
    </style:style>
    <style:style style:name="P30" style:family="paragraph" style:parent-style-name="Standard" style:list-style-name="WW8Num2"/>
    <style:style style:name="T1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7">«Исследование топологии процессора»</text:p>
      <text:p text:style-name="P2"/>
      <text:p text:style-name="P2"/>
      <text:p text:style-name="P2"/>
      <text:p text:style-name="P2"/>
      <text:p text:style-name="P5">Преподаватель:<text:tab/><text:tab/><text:tab/>Красюк В.И.</text:p>
      <text:p text:style-name="P5">Выполнил:<text:tab/><text:tab/>студент гр. 3351</text:p>
      <text:p text:style-name="P5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8</text:p>
      <text:p text:style-name="Standard"/>
      <text:list text:style-name="WW8Num2">
        <text:list-item>
          <text:h text:style-name="P13" text:outline-level="1"><text:s/>Цель работы</text:h>
          <text:p text:style-name="P8"/>
        </text:list-item>
        <text:list-item>
          <text:h text:style-name="P12" text:outline-level="1"><text:span text:style-name="T1"><text:s/></text:span><text:span text:style-name="T1">Выполнение</text:span></text:h>
          <text:list>
            <text:list-item>
              <text:h text:style-name="P9" text:outline-level="2"/>
            </text:list-item>
          </text:list>
        </text:list-item>
        <text:list-item>
          <text:h text:style-name="P14" text:outline-level="1"><text:span text:style-name="T1"><text:s/></text:span><text:span text:style-name="T1">Вывод</text:span></text:h>
        </text:list-item>
      </text:list>
      <text:p text:style-name="P6">В ходе лабораторной работы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
  </meta:generator>
    <meta:initial-creator>Андрей</meta:initial-creator>
    <meta:creation-date>2007-02-26T21:03:00</meta:creation-date>
    <dc:date>2008-03-18T22:24:48</dc:date>
    <meta:print-date>2007-10-20T15:01:00</meta:print-date>
    <meta:editing-cycles>205</meta:editing-cycles>
    <meta:editing-duration>PT17H13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4" meta:word-count="41" meta:character-count="341"/>
  </office:meta>
</office:document-meta>
</file>